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</text:p>
          </table:table-cell>
          <table:table-cell office:value-type="float" office:value="7255" table:style-name="ce1">
            <text:p>7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4266" table:style-name="ce1">
            <text:p>4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3954" table:style-name="ce1">
            <text:p>39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3906" table:style-name="ce1">
            <text:p>3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34" table:style-name="ce1">
            <text:p>38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3642" table:style-name="ce1">
            <text:p>3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3552" table:style-name="ce1">
            <text:p>3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</text:p>
          </table:table-cell>
          <table:table-cell office:value-type="float" office:value="3012" table:style-name="ce1">
            <text:p>3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976" table:style-name="ce1">
            <text:p>2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976" table:style-name="ce1">
            <text:p>2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/text:p>
          </table:table-cell>
          <table:table-cell office:value-type="float" office:value="2694" table:style-name="ce1">
            <text:p>2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2202" table:style-name="ce1">
            <text:p>2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908" table:style-name="ce1">
            <text:p>1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72" table:style-name="ce1">
            <text:p>1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1494" table:style-name="ce1">
            <text:p>1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é</text:p>
          </table:table-cell>
          <table:table-cell office:value-type="float" office:value="1164" table:style-name="ce1">
            <text:p>11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936" table:style-name="ce1">
            <text:p>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738" table:style-name="ce1">
            <text:p>7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684" table:style-name="ce1">
            <text:p>6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</text:p>
          </table:table-cell>
          <table:table-cell office:value-type="float" office:value="672" table:style-name="ce1">
            <text:p>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670" table:style-name="ce1">
            <text:p>6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666" table:style-name="ce1">
            <text:p>6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,</text:p>
          </table:table-cell>
          <table:table-cell office:value-type="float" office:value="612" table:style-name="ce1">
            <text:p>61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70" table:style-name="ce1">
            <text:p>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.</text:p>
          </table:table-cell>
          <table:table-cell office:value-type="float" office:value="498" table:style-name="ce1">
            <text:p>4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'</text:p>
          </table:table-cell>
          <table:table-cell office:value-type="float" office:value="456" table:style-name="ce1">
            <text:p>45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0" table:style-name="ce1">
            <text:p>410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2" table:style-name="ce1">
            <text:p>4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390" table:style-name="ce1">
            <text:p>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390" table:style-name="ce1">
            <text:p>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276" table:style-name="ce1">
            <text:p>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276" table:style-name="ce1">
            <text:p>276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)</text:p>
          </table:table-cell>
          <table:table-cell office:value-type="float" office:value="232" table:style-name="ce1">
            <text:p>2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30" table:style-name="ce1">
            <text:p>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228" table:style-name="ce1">
            <text:p>228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8" table:style-name="ce1">
            <text:p>21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6" table:style-name="ce1">
            <text:p>21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4" table:style-name="ce1">
            <text:p>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: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è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à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?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ê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ç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&gt;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&lt;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·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;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ô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«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»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î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]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{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}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°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û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ù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ï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%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!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á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&amp;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ü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²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*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ë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í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7255" table:style-name="ce1">
            <text:p>7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4266" table:style-name="ce1">
            <text:p>4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3954" table:style-name="ce1">
            <text:p>39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3906" table:style-name="ce1">
            <text:p>3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34" table:style-name="ce1">
            <text:p>38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3642" table:style-name="ce1">
            <text:p>3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3552" table:style-name="ce1">
            <text:p>3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</text:p>
          </table:table-cell>
          <table:table-cell office:value-type="float" office:value="3012" table:style-name="ce1">
            <text:p>3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2976" table:style-name="ce1">
            <text:p>2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/text:p>
          </table:table-cell>
          <table:table-cell office:value-type="float" office:value="2694" table:style-name="ce1">
            <text:p>2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2202" table:style-name="ce1">
            <text:p>2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908" table:style-name="ce1">
            <text:p>1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72" table:style-name="ce1">
            <text:p>1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1494" table:style-name="ce1">
            <text:p>1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738" table:style-name="ce1">
            <text:p>7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684" table:style-name="ce1">
            <text:p>6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</text:p>
          </table:table-cell>
          <table:table-cell office:value-type="float" office:value="672" table:style-name="ce1">
            <text:p>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670" table:style-name="ce1">
            <text:p>6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666" table:style-name="ce1">
            <text:p>6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228" table:style-name="ce1">
            <text:p>228</text:p>
          </table:table-cell>
          <table:table-cell table:number-columns-repeated="16382"/>
        </table:table-row>
        <table:table-row table:number-rows-repeated="104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gamebuilder .</dc:creator>
    <meta:creation-date>2021-10-19T15:49:55Z</meta:creation-date>
    <dc:date>2022-11-15T14:54:01Z</dc:date>
    <meta:editing-cycles>1</meta:editing-cycles>
    <meta:editing-duration>PT320S</meta:editing-duration>
  </office:meta>
</office:document-meta>
</file>